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6.8708in" style:rel-column-width="65535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="0.0007in solid #000000"/>
    </style:style>
    <style:style style:name="Table1.A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SIMPLE EXPRESSIONS</text:p>
      <text:p text:style-name="P1"/>
      <text:p text:style-name="Standard">Solve the given expressions.</text:p>
      <text:p text:style-name="Standard"><draw:rect text:anchor-type="paragraph" draw:z-index="0" draw:style-name="gr1" draw:text-style-name="P5" svg:width="0.8752in" svg:height="0.448in" svg:x="5.4772in" svg:y="0.4626in"><text:p/></draw:rect><draw:rect text:anchor-type="paragraph" draw:z-index="1" draw:style-name="gr1" draw:text-style-name="P5" svg:width="0.8752in" svg:height="0.448in" svg:x="5.4972in" svg:y="1.4425in"><text:p/></draw:rect><draw:rect text:anchor-type="paragraph" draw:z-index="2" draw:style-name="gr1" draw:text-style-name="P5" svg:width="0.8752in" svg:height="0.448in" svg:x="5.4764in" svg:y="2.4528in"><text:p/></draw:rect><draw:rect text:anchor-type="paragraph" draw:z-index="4" draw:style-name="gr1" draw:text-style-name="P5" svg:width="0.8752in" svg:height="0.448in" svg:x="5.4866in" svg:y="4.4634in"><text:p/></draw:rect><draw:rect text:anchor-type="paragraph" draw:z-index="5" draw:style-name="gr1" draw:text-style-name="P5" svg:width="0.8752in" svg:height="0.448in" svg:x="5.5075in" svg:y="5.4425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 text:c="10"/>5 <text:s/>+ <text:s/>2 <text:s/>+ <text:s/>4 <text:s/>+ <text:s/>7 <text:s/>+ <text:s/>8 <text:s/>+ <text:s/>1 <text:s text:c="3"/>= </text:p>
          </table:table-cell>
        </table:table-row>
        <table:table-row table:style-name="Table1.1">
          <table:table-cell table:style-name="Table1.A2" office:value-type="string">
            <text:p text:style-name="P4"><text:s text:c="9"/>10 <text:s/>- <text:s/>2 <text:s/>- <text:s/>1 <text:s/>- 0 <text:s/>- 4 <text:s/>- <text:s/>2 <text:s/>- 1 <text:s text:c="3"/>= </text:p>
          </table:table-cell>
        </table:table-row>
        <table:table-row table:style-name="Table1.1">
          <table:table-cell table:style-name="Table1.A2" office:value-type="string">
            <text:p text:style-name="P4"><text:s text:c="9"/>7 <text:s/>+ <text:s/>2 <text:s/>- <text:s/>3 <text:s/>+ <text:s/>1 <text:s/>- 4 <text:s/>+ <text:s/>5 <text:s/>- <text:s/>8 = 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3" draw:style-name="gr1" draw:text-style-name="P5" svg:width="0.8752in" svg:height="0.448in" svg:x="5.4772in" svg:y="0.0146in"><text:p/></draw:rect> <text:s text:c="8"/>8 <text:s/>– <text:s/>2 <text:s/>+ <text:s/>5 <text:s/>- <text:s/>1 <text:s/>+ 5 <text:s/>- 10 <text:s text:c="6"/>= </text:p>
          </table:table-cell>
        </table:table-row>
        <table:table-row table:style-name="Table1.1">
          <table:table-cell table:style-name="Table1.A2" office:value-type="string">
            <text:p text:style-name="P4"><text:s text:c="9"/>10 <text:s/>+ <text:s/>4 <text:s/>+ <text:s/>2 <text:s/>+ <text:s/>1 - <text:s/>10 <text:s/>- 3 <text:s text:c="3"/>= </text:p>
          </table:table-cell>
        </table:table-row>
        <table:table-row table:style-name="Table1.1">
          <table:table-cell table:style-name="Table1.A2" office:value-type="string">
            <text:p text:style-name="P4"><text:s text:c="9"/>7 <text:s/>+ <text:s/>3 <text:s/>- <text:s/>2 <text:s/>+ <text:s/>1 <text:s/>- <text:s/>9 <text:s/>+ <text:s/>3 <text:s text:c="4"/>=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7:35:19.28</dc:date>
    <dc:creator>Anoop Jain</dc:creator>
    <meta:editing-duration>PT22M19S</meta:editing-duration>
    <meta:editing-cycles>20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0" meta:word-count="91" meta:character-count="460"/>
  </office:meta>
</office:document-meta>
</file>